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RP2040 Pin</text:p>
          </table:table-cell>
          <table:table-cell office:value-type="string" calcext:value-type="string">
            <text:p>Pico Pin</text:p>
          </table:table-cell>
          <table:table-cell office:value-type="string" calcext:value-type="string">
            <text:p>Signal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OVDD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PIO_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PIO_1</text:p>
          </table:table-cell>
          <table:table-cell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GPIO_2</text:p>
          </table:table-cell>
          <table:table-cell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GPIO_3</text:p>
          </table:table-cell>
          <table:table-cell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GPIO_4</text:p>
          </table:table-cell>
          <table:table-cell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GPIO_5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PIO_6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PIO_7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IOVDD</text:p>
          </table:table-cell>
          <table:table-cell/>
        </table:table-row>
        <table:table-row table:style-name="ro1"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GPIO_8</text:p>
          </table:table-cell>
          <table:table-cell/>
        </table:table-row>
        <table:table-row table:style-name="ro1"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GPIO_9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GPIO_10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GPIO_11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PIO_12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GPIO_13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GPIO_14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PIO_15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TESTEN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XIN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XOUT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IOVDD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DVDD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SWCLK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SWDIO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UN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GPIO_16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GPIO_17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GPIO_18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GPIO_19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GPIO_20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GPIO_21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IOVDD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GPIO_22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GPIO_23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GPIO_24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/>
          <table:table-cell office:value-type="string" calcext:value-type="string">
            <text:p>GPIO_25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GPIO_26</text:p>
          </table:table-cell>
          <table:table-cell office:value-type="string" calcext:value-type="string">
            <text:p>ADC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GPIO_27</text:p>
          </table:table-cell>
          <table:table-cell office:value-type="string" calcext:value-type="string">
            <text:p>ADC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GPIO_28</text:p>
          </table:table-cell>
          <table:table-cell office:value-type="string" calcext:value-type="string">
            <text:p>ADC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/>
          <table:table-cell office:value-type="string" calcext:value-type="string">
            <text:p>GPIO_29</text:p>
          </table:table-cell>
          <table:table-cell office:value-type="string" calcext:value-type="string">
            <text:p>ADC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IOVDD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ADC_AVDD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VREG_VIN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VREG_VOUT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/>
          <table:table-cell office:value-type="string" calcext:value-type="string">
            <text:p>USB_DM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/>
          <table:table-cell office:value-type="string" calcext:value-type="string">
            <text:p>USB_DP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USB_VDD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/>
          <table:table-cell office:value-type="string" calcext:value-type="string">
            <text:p>IOVDD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DVDD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/>
          <table:table-cell office:value-type="string" calcext:value-type="string">
            <text:p>QSPI_SD3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/>
          <table:table-cell office:value-type="string" calcext:value-type="string">
            <text:p>QSPI_SCLK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/>
          <table:table-cell office:value-type="string" calcext:value-type="string">
            <text:p>QSPI_SD0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/>
          <table:table-cell office:value-type="string" calcext:value-type="string">
            <text:p>QSPI_SD2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QSPI_SD1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/>
          <table:table-cell office:value-type="string" calcext:value-type="string">
            <text:p>QSPI_SS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ND</text:p>
          </table:table-cell>
          <table:table-cell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GND</text:p>
          </table:table-cell>
          <table:table-cell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GND</text:p>
          </table:table-cell>
          <table:table-cell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GND</text:p>
          </table:table-cell>
          <table:table-cell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GND</text:p>
          </table:table-cell>
          <table:table-cell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GND</text:p>
          </table:table-cell>
          <table:table-cell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GND</text:p>
          </table:table-cell>
          <table:table-cell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AGND</text:p>
          </table:table-cell>
          <table:table-cell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ADC_VREF</text:p>
          </table:table-cell>
          <table:table-cell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3V3</text:p>
          </table:table-cell>
          <table:table-cell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3V3_EN</text:p>
          </table:table-cell>
          <table:table-cell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V_SYS</text:p>
          </table:table-cell>
          <table:table-cell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V_BUS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4T08:50:56.006304612</meta:creation-date>
    <dc:date>2023-05-24T09:06:30.417074514</dc:date>
    <meta:editing-duration>PT5M14S</meta:editing-duration>
    <meta:editing-cycles>1</meta:editing-cycles>
    <meta:generator>LibreOffice/7.3.7.2$Linux_X86_64 LibreOffice_project/30$Build-2</meta:generator>
    <meta:document-statistic meta:table-count="1" meta:cell-count="173" meta:object-count="0"/>
  </office:meta>
</office:document-meta>
</file>